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size="11.5pt" style:font-size-asian="11.5pt" style:font-size-complex="11.5pt"/>
    </style:style>
    <style:style style:name="T3" style:parent-style-name="Policepardéfau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</office:automatic-styles>
  <office:body>
    <office:text text:use-soft-page-breaks="true">
      <text:h text:style-name="P1" text:outline-level="1">TP5 : Test de charge</text:h>
      <text:p text:style-name="Standard"/>
      <text:p text:style-name="Standard">Dans ce TP, nous allons exécuter toutes les étapes d'un test de charge à partir des scénarios précédemment enregistrés.</text:p>
      <text:p text:style-name="Standard"/>
      <text:p text:style-name="Standard">L’application a été mise à jour en particulier une ressources REST pour le monitoring est disponible : http://localhost:8080/actuator</text:p>
      <text:p text:style-name="Standard"/>
      <text:p text:style-name="Standard"/>
      <text:h text:style-name="Titre4" text:outline-level="4"><text:span text:style-name="T2">Ajout de compteu</text:span><text:span text:style-name="T3">r</text:span></text:h>
      <text:p text:style-name="Textbody">Ajouter un ou<text:s/>plusieurs compteurs gaussien pour simuler le think time des utilisateurs dans la partie Web</text:p>
      <text:h text:style-name="Titre4" text:outline-level="4">Validation du test</text:h>
      <text:p text:style-name="Textbody">La validation du test consiste :</text:p>
      <text:list text:style-name="LFO1" text:continue-numbering="true">
        <text:list-item>
          <text:p text:style-name="P4">Validation de la séquence des requêtes en mono-utilisateur avec un tableau ou arbre de résultats</text:p>
        </text:list-item>
        <text:list-item>
          <text:p text:style-name="P5">Validation du test en modifiant le temps de pause</text:p>
        </text:list-item>
        <text:list-item>
          <text:p text:style-name="P6">Diversifier les données du formulaire d’inscription</text:p>
        </text:list-item>
        <text:list-item>
          <text:p text:style-name="P7">Validation que les URLs d'inscription inscrivent bien des nouvelles données en base</text:p>
        </text:list-item>
        <text:list-item>
          <text:p text:style-name="P8">Valider que les bons métriques sont récupérés (en particulier, on essaiera d'obtenir<text:s/>dans les récepteurs les calculs de temps concernant une URL et les sous-requêtes associées)</text:p>
        </text:list-item>
      </text:list>
      <text:p text:style-name="Textbody"/>
      <text:p text:style-name="Textbody">Une fois le test validé, faites une sauvegarde de votre plan de test sous un nom différent et passer à l'étape suivante</text:p>
      <text:h text:style-name="Titre4" text:outline-level="4">Paramétrer le test</text:h>
      <text:p text:style-name="Standard">Mettre en place des fichiers properties permettant de fixer certaines valeurs pour les variables prédéfinies</text:p>
      <text:h text:style-name="Titre4" text:outline-level="4"/>
      <text:h text:style-name="Titre4" text:outline-level="4">Récepteurs et pour enregistrement des erreurs éventuelles</text:h>
      <text:p text:style-name="Textbody">Désactiver tous les récepteurs utilisés pour la validation</text:p>
      <text:p text:style-name="Textbody">Ajouter un enregistreur pour chaque groupe d’unité.<text:s/>Ces enregistreurs stockent<text:s/>toutes les informations disponibles en cas d’erreur uniquement</text:p>
      <text:h text:style-name="Titre4" text:outline-level="4">Exécution du test de charge, Génération rapport standard</text:h>
      <text:p text:style-name="Textbody">Exécuter les tests en mode batch en augmentant progressivement le nombre d'utilisateurs et en générant le tableau de bord de performance.</text:p>
      <text:p text:style-name="Textbody">Surveiller les fichiers d'erreurs ainsi que le comportement<text:s/>de l’application</text:p>
      <text:p text:style-name="Textbody">Entre chaque test, sauvegarder les fichiers résultats.</text:p>
      <text:soft-page-break/>
      <text:h text:style-name="Titre4" text:outline-level="4">Visualiser les différents résultats</text:h>
      <text:p text:style-name="Textbody">Les seuils APDEX sont-ils toujours bons ?</text:p>
      <text:p text:style-name="Textbody"/>
      <text:h text:style-name="Titre4" text:outline-level="4">Personnalisation du rapport</text:h>
      <text:p text:style-name="Textbody">Personnaliser :</text:p>
      <text:list text:style-name="LFO2" text:continue-numbering="true">
        <text:list-item>
          <text:p text:style-name="P9">Le titre du rapport</text:p>
        </text:list-item>
        <text:list-item>
          <text:p text:style-name="P10">Les seuils APDEX de certaines URLs</text:p>
        </text:list-item>
        <text:list-item>
          <text:p text:style-name="P11">Le format d’affichage de la date</text:p>
        </text:list-item>
        <text:list-item>
          <text:p text:style-name="P12">Filtrer certaines URLs</text:p>
        </text:list-item>
      </text:list>
      <text:p text:style-name="Textbody"/>
      <text:p text:style-name="Textbody">Optionnellement :</text:p>
      <text:list text:style-name="LFO3" text:continue-numbering="true">
        <text:list-item>
          <text:p text:style-name="P13">Modifier les gabarits HTML</text:p>
        </text:list-item>
        <text:list-item>
          <text:p text:style-name="P14">Créer un graphique personnalisé qui affiche le nombre de connexions actives base de données</text:p>
        </text:list-item>
      </text:list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</meta:initial-creator>
    <dc:creator>Administrateur</dc:creator>
    <meta:creation-date>2013-06-21T10:15:00Z</meta:creation-date>
    <dc:date>2020-04-07T07:18:00Z</dc:date>
    <meta:template xlink:href="Normal" xlink:type="simple"/>
    <meta:editing-cycles>34</meta:editing-cycles>
    <meta:editing-duration>PT134040S</meta:editing-duration>
    <meta:document-statistic meta:page-count="2" meta:paragraph-count="4" meta:word-count="326" meta:character-count="2121" meta:row-count="14" meta:non-whitespace-character-count="1799"/>
  </office:meta>
</office:document-meta>
</file>